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_20_indent_20_Organon">
      <style:text-properties officeooo:rsid="0011a2fd" officeooo:paragraph-rsid="0011a2f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46">
        <text:h text:style-name="Heading_20_3" text:outline-level="3"><text:bookmark-start text:name="__RefHeading___Toc7244_1464965999"/>Backup<text:bookmark-end text:name="__RefHeading___Toc7244_1464965999"/></text:h>
        <text:p text:style-name="P1">A copy of the project is created inside &lt;project folder&gt; / Backups. The name of the project will be provided with date and time. The backup can be opened from this folder like any other Organon project.</text:p>
        <text:p text:style-name="P1">Another option to create a backup is to copy the project to another location. The project folder </text:p>
        <text:p text:style-name="P1">must not be renamed!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_20_body_20_indent_20_Organon" style:display-name="Text body indent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3T03:25:52.648000000</dc:date>
    <meta:editing-duration>P0D</meta:editing-duration>
    <meta:editing-cycles>1</meta:editing-cycles>
    <meta:document-statistic meta:table-count="0" meta:image-count="0" meta:object-count="0" meta:page-count="1" meta:paragraph-count="4" meta:word-count="59" meta:character-count="325" meta:non-whitespace-character-count="269"/>
    <meta:generator>LibreOffice/5.1.1.3$Windows_X86_64 LibreOffice_project/89f508ef3ecebd2cfb8e1def0f0ba9a803b88a6d</meta:generator>
  </office:meta>
</office:document-meta>
</file>